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888888" loext:opacity="100%"/>
    </style:style>
    <style:style style:name="P3" style:family="paragraph" style:parent-style-name="Standard">
      <style:text-properties officeooo:paragraph-rsid="001a2d55"/>
    </style:style>
    <style:style style:name="P4" style:family="paragraph" style:parent-style-name="Standard">
      <style:text-properties fo:color="#888888" loext:opacity="100%" officeooo:rsid="0020bd77" officeooo:paragraph-rsid="0020bd77"/>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Your name" text:name="Name"/>
        <text:user-field-decl office:value-type="string" office:string-value="123 Your street  ·  12345 Your city" text:name="Address"/>
        <text:user-field-decl office:value-type="string" office:string-value="+49 123 4567 890" text:name="Phone"/>
        <text:user-field-decl office:value-type="string" office:string-value="youremail@example.com" text:name="Mail"/>
        <text:user-field-decl office:value-type="string" office:string-value="Recipient name" text:name="Recipientname"/>
        <text:user-field-decl office:value-type="string" office:string-value="123 Recipient street" text:name="Recipientaddress"/>
        <text:user-field-decl office:value-type="string" office:string-value="12345 Recipient city" text:name="Recipientcity"/>
        <text:user-field-decl office:value-type="string" office:string-value="Lorem ipsum dolor sit amet, consectetur adipiscing elit. Nullam malesuada sapien vel turpis ullamcorper, eu blandit lacus auctor. Praesent non pharetra libero. Nullam scelerisque turpis et tellus ultrices auctor. Integer eget lacus quis metus sagittis cursus. Ut interdum pharetra ligula, et posuere mi dictum a.&#10;&#10;Sed vel mauris nulla. Pellentesque porta odio in nulla sollicitudin venenatis. Morbi ullamcorper varius consequat. Ut accumsan urna in egestas placerat.&#10;&#10;Curabitur eget eros nec orci volutpat sollicitudin quis sed lorem. Vestibulum interdum fermentum odio sit amet semper. Etiam consectetur eros eu eros aliquam elementum. Nulla auctor, est quis vestibulum cursus, velit mauris euismod leo, nec consequat mauris tortor eget mauris." text:name="Content"/>
      </text:user-field-decls>
      <text:p text:style-name="P1"><text:user-field-get text:name="Name">Your name</text:user-field-get></text:p>
      <text:p text:style-name="P4"><text:user-field-get text:name="Address">123 Your street  ·  12345 Your city</text:user-field-get></text:p>
      <text:p text:style-name="P2"><text:user-field-get text:name="Phone">+49 123 4567 890</text:user-field-get><text:s text:c="2"/>· <text:s/><text:user-field-get text:name="Mail">youremail@example.com</text:user-field-get></text:p>
      <text:p text:style-name="Standard"/>
      <text:p text:style-name="Standard"><text:date style:data-style-name="N76" text:date-value="2021-01-27T16:10:10.259678796">January 27, 2021</text:date></text:p>
      <text:p text:style-name="Standard"/>
      <text:p text:style-name="Standard"/>
      <text:p text:style-name="P1"><text:user-field-get text:name="Recipientname">Recipient name</text:user-field-get></text:p>
      <text:p text:style-name="Standard"><text:user-field-get text:name="Recipientaddress">123 Recipient street</text:user-field-get></text:p>
      <text:p text:style-name="Standard"><text:user-field-get text:name="Recipientcity">12345 Recipient city</text:user-field-get></text:p>
      <text:p text:style-name="Standard"/>
      <text:p text:style-name="Standard"/>
      <text:p text:style-name="Standard"/>
      <text:p text:style-name="Standard">Dear <text:user-field-get text:name="Recipientname">Recipient name</text:user-field-get>,</text:p>
      <text:p text:style-name="Standard"/>
      <text:p text:style-name="P3"><text:user-field-get text:name="Content">Lorem ipsum dolor sit amet, consectetur adipiscing elit. Nullam malesuada sapien vel turpis ullamcorper, eu blandit lacus auctor. Praesent non pharetra libero. Nullam scelerisque turpis et tellus ultrices auctor. Integer eget lacus quis metus sagittis cursus. Ut interdum pharetra ligula, et posuere mi dictum a.

Sed vel mauris nulla. Pellentesque porta odio in nulla sollicitudin venenatis. Morbi ullamcorper varius consequat. Ut accumsan urna in egestas placerat.

Curabitur eget eros nec orci volutpat sollicitudin quis sed lorem. Vestibulum interdum fermentum odio sit amet semper. Etiam consectetur eros eu eros aliquam elementum. Nulla auctor, est quis vestibulum cursus, velit mauris euismod leo, nec consequat mauris tortor eget mauris.</text:user-field-get></text:p>
      <text:p text:style-name="P3"/>
      <text:p text:style-name="P3">Best regards,</text:p>
      <text:p text:style-name="P3"/>
      <text:p text:style-name="P3"/>
      <text:p text:style-name="P3"><text:user-field-get text:name="Name">Your name</text:user-field-g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anging_20_indent_20__28_user_29_" style:display-name="Hanging indent (user)"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_20__28_user_29_" style:display-name="Text body indent (user)"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27T16:09:49.287947441</dc:date>
    <meta:editing-duration>PT25M15S</meta:editing-duration>
    <meta:editing-cycles>9</meta:editing-cycles>
    <meta:generator>LibreOffice/7.0.4.2$Linux_X86_64 LibreOffice_project/00$Build-2</meta:generator>
    <meta:document-statistic meta:table-count="0" meta:image-count="0" meta:object-count="0" meta:page-count="1" meta:paragraph-count="11" meta:word-count="139" meta:character-count="943" meta:non-whitespace-character-count="809"/>
  </office:meta>
</office:document-meta>
</file>